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61c1" officeooo:paragraph-rsid="000761c1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761c1" officeooo:paragraph-rsid="000761c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897ce" officeooo:paragraph-rsid="000897c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897ce" officeooo:paragraph-rsid="000dc7c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d3f7e" officeooo:paragraph-rsid="000dc7c7" style:font-weight-asian="normal" style:font-weight-complex="normal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0761c1" officeooo:paragraph-rsid="000761c1" style:font-size-asian="16pt" style:font-weight-asian="bold" style:font-size-complex="16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position="super 58%" style:text-underline-style="none" fo:font-weight="normal" style:font-weight-asian="normal" style:font-weight-complex="normal"/>
    </style:style>
    <style:style style:name="T3" style:family="text">
      <style:text-properties officeooo:rsid="000d5257"/>
    </style:style>
    <style:style style:name="T4" style:family="text">
      <style:text-properties officeooo:rsid="000dc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glish</text:p>
      <text:p text:style-name="P2"/>
      <text:p text:style-name="P1"><text:span text:style-name="T1">I learnt and spoke english during my whole life. It started in elementary school and I studied it at school <text:s/>every year since then. I took an english test called the KET (Key English Test) in 8</text:span><text:span text:style-name="T2">th</text:span><text:span text:style-name="T1"> grade.</text:span></text:p>
      <text:p text:style-name="P3">I use english quite a lot in my life. I really enjoy computer science where speaking english is a must.</text:p>
      <text:p text:style-name="P3">I watch a lot of youtube videos in english, about a wide variety of subjects such as scientific topics, computer science, or simply entertainment. I like english and I understand nearly everything when someone speaks english but I lost some level in the last couple years and thus I don’t have the fluency and language level I had before.</text:p>
      <text:p text:style-name="P3"/>
      <text:p text:style-name="P3">Last year we had to do some choices for our future. We had to choose schools on parcoursup in order to continue our studies. I always wanted to study computer science since my childhood so the topic was pretty clear. I just had to choose a school which would let me study this. I chose Polytech because it is a quite great and well-known school. Furthermore, it is a public school, which implies I don’t have to take out a loan for my studies.</text:p>
      <text:p text:style-name="P3">I met a lot of nice people and I enjoy my studies so it was a great choice !</text:p>
      <text:p text:style-name="P3"/>
      <text:p text:style-name="P4">In case of a zombie invasion, I think I would first search for friends to avoid being alone <text:span text:style-name="T3">and start </text:span>search<text:span text:style-name="T3">ing</text:span> for important things to stay alive such as water, food <text:span text:style-name="T3">and</text:span> a safe place or some kind of shelter to live the next few days. <text:span text:style-name="T3">When </text:span><text:span text:style-name="T4">we’ll be safe and kind of autosufficient, I think we’ll start searching </text:span>the origin of the invasion, <text:span text:style-name="T4">a way to defend ourselves against zombies and maybe some survivors who seeks help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9:55:21.778373929</meta:creation-date>
    <dc:date>2023-02-02T14:39:39.631224520</dc:date>
    <meta:editing-duration>PT4H16M11S</meta:editing-duration>
    <meta:editing-cycles>5</meta:editing-cycles>
    <meta:generator>LibreOffice/7.4.5.1$Linux_X86_64 LibreOffice_project/40$Build-1</meta:generator>
    <meta:document-statistic meta:table-count="0" meta:image-count="0" meta:object-count="0" meta:page-count="1" meta:paragraph-count="7" meta:word-count="299" meta:character-count="1591" meta:non-whitespace-character-count="1298"/>
  </office:meta>
</office:document-meta>
</file>